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Heading_20_1">
      <style:paragraph-properties fo:margin-top="0.1945in" fo:margin-bottom="0.0835in" loext:contextual-spacing="false" fo:line-height="100%" fo:keep-together="auto" fo:keep-with-next="auto"/>
    </style:style>
    <style:style style:name="P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j5wumkcj7hwf"/>ISO 3166</text:p>
      <text:p text:style-name="Standard"/>
      <text:p text:style-name="P1">The purpose of ISO 3166 is to define internationally recognized codes of letters and/or numbers that we can use when we refer to countries and their subdivisions. However, it does not define the names of countries – this information comes from United Nations sources (Terminology Bulletin Country Names and the Country and Region Codes for Statistical Use maintained by the United Nations Statistics Divisions).</text:p>
      <text:p text:style-name="P2">Using codes saves time and avoids errors as instead of using a country’s name (which will change depending on the language being used), we can use a combination of letters and/or numbers that are understood all over the world.</text:p>
      <text:p text:style-name="P7"><text:bookmark text:name="_pvvdww3b243a"/>What is included in ISO 3166?</text:p>
      <text:p text:style-name="P2">ISO 3166 has three parts: codes for countries, codes for subdivisions and formerly used codes (codes that were once used to describe countries but are no longer in use).</text:p>
      <text:list xml:id="list2113558193" text:style-name="WWNum1">
        <text:list-item>
          <text:p text:style-name="P3">The <text:span text:style-name="T1">country codes</text:span> can be represented either as a two-letter code (<text:span text:style-name="T1">alpha-2</text:span>) which is recommended as the general-purpose code, a three-letter code (<text:span text:style-name="T1">alpha-3</text:span>) which is more closely related to the country name and a three-digit numeric code (numeric-3) which can be useful if you need to avoid using Latin script.</text:p>
        </text:list-item>
        <text:list-item>
          <text:p text:style-name="P4">The <text:span text:style-name="T1">codes for subdivisions</text:span> are represented as the alpha-2 code for the country, followed by up to three characters. For example ID-RI is the Riau province of Indonesia and NG-RI is the Rivers province in Nigeria. Names and codes for subdivisions are usually taken from relevant official national information sources.</text:p>
        </text:list-item>
        <text:list-item>
          <text:p text:style-name="P5">The <text:span text:style-name="T1">formerly used codes </text:span>are four-letter codes (alpha-4). How the alpha-4 codes are constructed depends on the reason why the country name has been removed.</text:p>
        </text:list-item>
      </text:list>
      <text:p text:style-name="P7"><text:bookmark text:name="_brhyyojlqh5l"/>Subdivision codes (ISO 3166-2)</text:p>
      <text:p text:style-name="P2"><text:span text:style-name="T1">Subdivision codes</text:span> – code that represents the name of a principal subdivision (e.g province or state) of countries coded in ISO 3166-1. This code is based on the two-letter code element from ISO 3166-1 followed by a separator and up to three alphanumeric characters. The characters after the separator cannot be used on their own to denote a subdivision, they must be preceded by the alpha-2 country code.</text:p>
      <text:p text:style-name="P2">For example:</text:p>
      <text:p text:style-name="P2">Taking Jalisco-Mexico as example the code will be the following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6">ISO 3166(alpha-2)</text:p>
          </table:table-cell>
          <table:table-cell table:style-name="Table1.A1" office:value-type="string">
            <text:p text:style-name="P6">ISO 3166(alpha-3)</text:p>
          </table:table-cell>
          <table:table-cell table:style-name="Table1.A1" office:value-type="string">
            <text:p text:style-name="P6">ISO 3166-2</text:p>
          </table:table-cell>
        </table:table-row>
        <table:table-row table:style-name="Table1.1">
          <table:table-cell table:style-name="Table1.A1" office:value-type="string">
            <text:p text:style-name="P6">MX</text:p>
          </table:table-cell>
          <table:table-cell table:style-name="Table1.A1" office:value-type="string">
            <text:p text:style-name="P6">MEX</text:p>
          </table:table-cell>
          <table:table-cell table:style-name="Table1.A1" office:value-type="string">
            <text:p text:style-name="P6">MX-JAL</text:p>
          </table:table-cell>
        </table:table-row>
      </table:table>
      <text:p text:style-name="P2"/>
      <text:p text:style-name="P2"><text:span text:style-name="T1">NOTE</text:span>: By now there is no ISO Standard for cities or other subdivis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9" meta:word-count="372" meta:character-count="2260" meta:non-whitespace-character-count="1908"/>
    <meta:generator>LibreOfficeDev/6.0.5.2$Linux_X86_64 LibreOffice_project/</meta:generator>
  </office:meta>
</office:document-meta>
</file>